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1" style:font-name-asian="Arial1" style:font-name-complex="Tahoma"/>
    </style:style>
    <style:style style:name="P3" style:family="paragraph" style:parent-style-name="Standard">
      <style:text-properties style:font-name="Ubuntu1"/>
    </style:style>
    <style:style style:name="P4" style:family="paragraph" style:parent-style-name="Standard">
      <style:text-properties style:font-name="Ubuntu1" officeooo:paragraph-rsid="0022b1c6"/>
    </style:style>
    <style:style style:name="P5" style:family="paragraph" style:parent-style-name="Standard">
      <style:text-properties style:font-name="Ubuntu1" officeooo:paragraph-rsid="0023a9ee"/>
    </style:style>
    <style:style style:name="P6" style:family="paragraph" style:parent-style-name="Standard">
      <style:text-properties style:font-name="Ubuntu1" officeooo:rsid="0024e0e6" officeooo:paragraph-rsid="0024e0e6"/>
    </style:style>
    <style:style style:name="P7" style:family="paragraph" style:parent-style-name="Standard">
      <style:text-properties style:font-name="Ubuntu1" officeooo:paragraph-rsid="0024e0e6"/>
    </style:style>
    <style:style style:name="P8" style:family="paragraph" style:parent-style-name="Standard">
      <style:text-properties style:font-name="Ubuntu1" officeooo:rsid="00265f61" officeooo:paragraph-rsid="00265f61"/>
    </style:style>
    <style:style style:name="P9" style:family="paragraph" style:parent-style-name="Standard">
      <style:text-properties style:font-name="Ubuntu1" officeooo:paragraph-rsid="00275e95"/>
    </style:style>
    <style:style style:name="P10" style:family="paragraph" style:parent-style-name="Standard">
      <style:text-properties style:font-name="Ubuntu1" officeooo:rsid="00275e95" officeooo:paragraph-rsid="00275e95"/>
    </style:style>
    <style:style style:name="P11" style:family="paragraph" style:parent-style-name="Standard">
      <style:text-properties style:font-name="Ubuntu" officeooo:paragraph-rsid="0027b5dd"/>
    </style:style>
    <style:style style:name="T1" style:family="text">
      <style:text-properties style:text-underline-style="solid" style:text-underline-width="auto" style:text-underline-color="font-color"/>
    </style:style>
    <style:style style:name="T2" style:family="text">
      <style:text-properties style:font-name="Perpetua" style:font-name-asian="Perpetua" style:font-name-complex="Perpetua"/>
    </style:style>
    <style:style style:name="T3" style:family="text">
      <style:text-properties style:font-name-asian="Arial1" style:font-name-complex="Tahoma"/>
    </style:style>
    <style:style style:name="T4" style:family="text">
      <style:text-properties officeooo:rsid="001c1413"/>
    </style:style>
    <style:style style:name="T5" style:family="text">
      <style:text-properties officeooo:rsid="001debaa"/>
    </style:style>
    <style:style style:name="T6" style:family="text">
      <style:text-properties officeooo:rsid="001f0691"/>
    </style:style>
    <style:style style:name="T7" style:family="text">
      <style:text-properties officeooo:rsid="0020b3b7"/>
    </style:style>
    <style:style style:name="T8" style:family="text">
      <style:text-properties officeooo:rsid="0022b1c6"/>
    </style:style>
    <style:style style:name="T9" style:family="text">
      <style:text-properties officeooo:rsid="0023a9ee"/>
    </style:style>
    <style:style style:name="T10" style:family="text">
      <style:text-properties officeooo:rsid="0024e0e6"/>
    </style:style>
    <style:style style:name="T11" style:family="text">
      <style:text-properties officeooo:rsid="00265f61"/>
    </style:style>
    <style:style style:name="T12" style:family="text">
      <style:text-properties officeooo:rsid="00275e95"/>
    </style:style>
    <style:style style:name="T13" style:family="text">
      <style:text-properties officeooo:rsid="00157a12"/>
    </style:style>
    <style:style style:name="T14" style:family="text">
      <style:text-properties officeooo:rsid="0009fc0a"/>
    </style:style>
    <style:style style:name="T15" style:family="text">
      <style:text-properties officeooo:rsid="0027b5dd"/>
    </style:style>
    <style:style style:name="T16" style:family="text">
      <style:text-properties officeooo:rsid="00284418"/>
    </style:style>
    <style:style style:name="T17" style:family="text">
      <style:text-properties officeooo:rsid="0029124b"/>
    </style:style>
    <style:style style:name="T18" style:family="text">
      <style:text-properties officeooo:rsid="002c94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 text:style-name="Internet_20_link" text:visited-style-name="Visited_20_Internet_20_Link">www.tapr.org/OHL</text:a>). A copy of the license is included. See file: LICENSE.TXT</text:p>
      <text:p text:style-name="P1"/>
      <text:p text:style-name="P1">GNU General Public License</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 text:style-name="Internet_20_link" text:visited-style-name="Visited_20_Internet_20_Link">http://www.gnu.org/licenses/</text:a>&gt;. A copy of the license is included See file: GPL.TXT </text:p>
      <text:p text:style-name="P1"/>
      <text:p text:style-name="P11">Innovator<text:span text:style-name="T13">s</text:span>: <text:s/><text:tab/><text:span text:style-name="T13">Liselotte Scheu dba Scheus Rainbow Army</text:span> <text:s text:c="2"/>email: <text:span text:style-name="T14">kappa@dekka</text:span>.com</text:p>
      <text:p text:style-name="P11"><text:tab/><text:tab/>17600 S. Pacific HWY #20</text:p>
      <text:p text:style-name="P11"><text:tab/><text:tab/>Marylhurst, OR 97036-0020 <text:s text:c="3"/>usa</text:p>
      <text:p text:style-name="P11"><text:tab/><text:tab/>Place of performance:<text:tab/><text:tab/><text:span text:style-name="T13">place of business</text:span></text:p>
      <text:p text:style-name="P11"><text:tab/><text:tab/>Employer status: <text:tab/><text:tab/><text:tab/>self-employed (SB)</text:p>
      <text:p text:style-name="P11"><text:tab/><text:tab/><text:span text:style-name="T13">Contribution:<text:tab/><text:tab/><text:tab/><text:tab/>commercial, material, motivational support</text:span></text:p>
      <text:p text:style-name="P11"/>
      <text:p text:style-name="P11"><text:tab/><text:tab/><text:span text:style-name="T13">Benjamin Brink<text:tab/><text:tab/><text:tab/>c/o Scheus Rainbow Army</text:span></text:p>
      <text:p text:style-name="P11"><text:tab/><text:tab/>Origin:<text:tab/><text:tab/><text:tab/><text:tab/><text:tab/>self</text:p>
      <text:p text:style-name="P11"><text:tab/><text:tab/>Innovator representative:<text:tab/><text:tab/>self</text:p>
      <text:p text:style-name="P11"><text:tab/><text:tab/>New technology representative: <text:tab/><text:span text:style-name="T13">self</text:span></text:p>
      <text:p text:style-name="P1"/>
      <text:p text:style-name="P1">Abstract </text:p>
      <text:p text:style-name="P1"/>
      <text:p text:style-name="P1">This hardware design is a solid-state synchrotron that multiplies an input voltage with each resonating induction cycle, and is capable of emitting electromagnetic waves at specific sets of frequencies and may emit plasma from a cascade of alternating EM flux. Speculatively, this device has the potential to meet multiple, fundamental target technology design challenges. 1. It may make spacecraft ion drives economical by markedly increasing efficiency of plasma generation. 2. It may be used in portable, water-fueled rocket engines to propel airliners that are vulnerable to volcanic ash in flight. 3. It may be used in high voltage transmission line technology as part of voltage multipliers, power recovery units, and a power terminal transfer device. 4. It may be used for high <text:soft-page-break/>performance, ultra high frequency motors and centrifuges. 5. It may be used to facilitate transportation using levitation techniques. 6. It may provide <text:span text:style-name="T4">a significant component as </text:span>an alternate to fluorescent lighting starter <text:span text:style-name="T4">and ballast</text:span> <text:span text:style-name="T4">configurations </text:span>that contain mercury that is hazardous to the environment <text:span text:style-name="T12">(See Eel Trick Wire project)</text:span>. 7. A linear variant of the main ring may provide a more reliable, efficient conversion of high-voltage electrical power at power conversion stations for electrical power transmission <text:span text:style-name="T12">(See Eel Trick Wire project).</text:span></text:p>
      <text:p text:style-name="P1"/>
      <text:p text:style-name="P10">Table of Contents</text:p>
      <text:p text:style-name="P10"/>
      <text:p text:style-name="P9">Background (of invention)</text:p>
      <text:p text:style-name="P9">Section I. Problem</text:p>
      <text:p text:style-name="P9">Section II. Technically complete description of innovation</text:p>
      <text:p text:style-name="P9">II.A. Purpose and description of innovation</text:p>
      <text:p text:style-name="P9">II.B. Identification of component parts or steps, and explanation of mode of operation of innovation (with sketches)</text:p>
      <text:p text:style-name="P9">II.C. Function<text:span text:style-name="T15">al operation</text:span></text:p>
      <text:p text:style-name="P9">II.D. Alternate embodiments of the innovation</text:p>
      <text:p text:style-name="P9">II.E. Supportive theory</text:p>
      <text:p text:style-name="P9">II.F. Engineering specifications</text:p>
      <text:p text:style-name="P9">II.G. Peripheral equipment.</text:p>
      <text:p text:style-name="P9">II.H. Maintenance, reliability, safety factors.</text:p>
      <text:p text:style-name="P9">Section III.</text:p>
      <text:p text:style-name="P9">III.A. Novel or unique features.</text:p>
      <text:p text:style-name="P9">III.B. Advantages of innovation.</text:p>
      <text:p text:style-name="P9">III.C. Development or new conceptual problems.</text:p>
      <text:p text:style-name="P9">III.D. Test data and source of error.</text:p>
      <text:p text:style-name="P9">III.E. Analysis of capabilities.</text:p>
      <text:p text:style-name="P9">Section IV. Potential commercial applications and points of contact</text:p>
      <text:p text:style-name="P9">Section V. Other</text:p>
      <text:p text:style-name="P9">V.A. Additional documentation: </text:p>
      <text:p text:style-name="P9">V.B. Degree of technology significance: </text:p>
      <text:p text:style-name="P9">V.C. State of development: <text:s/></text:p>
      <text:p text:style-name="P9"><text:span text:style-name="T18">Section </text:span>VI. Patent status</text:p>
      <text:p text:style-name="P9">VI. Signatures of innovator(s), witnesses.</text:p>
      <text:p text:style-name="P1"/>
      <text:p text:style-name="P1"/>
      <text:p text:style-name="P1">Background</text:p>
      <text:p text:style-name="P1"/>
      <text:p text:style-name="P1">This device was initially conceived in 1981 as a boundary test to reconcile observations of electromagnetic phenomenon with electromagnetic theory in physics versus electronics. <text:s/><text:soft-page-break/>In particular, <text:span text:style-name="T15">the test </text:span>compar<text:span text:style-name="T15">ed</text:span> induction performance between a single-layer coil of round-wire <text:span text:style-name="T15">and a loop antenna array of same dimensions of coil. The coil wire</text:span> wra<text:span text:style-name="T15">ps</text:span> around a cylinder <text:span text:style-name="T15">with an insulating gap thereby</text:span> form<text:span text:style-name="T15">ing</text:span> a helix. <text:span text:style-name="T15">The loop</text:span> array <text:span text:style-name="T15">consists of</text:span> round-wire loops with <text:span text:style-name="T15">a </text:span>common axis of symmetry, dimensions and gap spacing <text:span text:style-name="T15">of the wire coil, except where</text:span> loops are <text:span text:style-name="T15">coupled</text:span> by a straight round-wire on the inside of each loop.</text:p>
      <text:p text:style-name="P1"/>
      <text:p text:style-name="P1">Section I. Problem</text:p>
      <text:p text:style-name="P1"/>
      <text:p text:style-name="P1">What are the limits of collecting electromagnetic energy into a standing wave of ever increasing energy density for purposes of energy utility <text:span text:style-name="T5">by </text:span>using common materials of solid-state electronics?</text:p>
      <text:p text:style-name="P1"/>
      <text:p text:style-name="P1">Section II. <text:s/>Technically complete description of innovation</text:p>
      <text:p text:style-name="P1"/>
      <text:p text:style-name="P1">II.A. Purpose and description of innovation</text:p>
      <text:p text:style-name="P1"/>
      <text:p text:style-name="P1">This solution is a solid-state, high-Q resonator that steps up voltage (and decreases current) with each set of inductance cycles using a minimum of common electric materials and shapes in an innovative configuration. <text:s text:c="2"/>For each interval of time greater than one resonant cycle, the capacity to hold more energy increases because the oscillating electric current decreases as the voltage (electric potential) increases. The voltage increase is a process somewhat similar to how an automobile ignition coil induces a higher voltage even though a pole is shared between the primary and secondary induction coil. The flexible design has multiple means of feeding electromagnetic energy to the apparatus. The structure of the apparatus provides predictable fixed, pre-tuned frequencies of operation.</text:p>
      <text:p text:style-name="P1"/>
      <text:p text:style-name="P1">II.B. Identification of component parts or steps, and explanation of mode of operation of innovation (with sketches)</text:p>
      <text:p text:style-name="P1"/>
      <text:p text:style-name="P1">II.B.1. Main current ring</text:p>
      <text:p text:style-name="P1"/>
      <text:p text:style-name="P1">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 <text:s/><text:span text:style-name="T4">The torus may be represented by a physical tube or rod.</text:span></text:p>
      <text:p text:style-name="P1"/>
      <text:p text:style-name="P1">variables: <text:tab/>r1<text:tab/>radius of cross-section of torus tube “main ring”</text:p>
      <text:p text:style-name="P1"><text:soft-page-break/><text:tab/><text:tab/>c1<text:tab/>circumference of circle with radius r1, also refers to circles of same.</text:p>
      <text:p text:style-name="P1"><text:tab/><text:tab/>p1<text:tab/>center point of circle with radius r1</text:p>
      <text:p text:style-name="P1"><text:tab/><text:tab/>a1<text:tab/>area of the cross-section of the torus tube</text:p>
      <text:p text:style-name="P1"><text:tab/><text:tab/>r2<text:tab/>radius from axis to center of circular cross-section of torus tube</text:p>
      <text:p text:style-name="P1"><text:tab/><text:tab/>c2<text:tab/>circumference of circle with radius r2</text:p>
      <text:p text:style-name="P1"><text:tab/><text:tab/>p2<text:tab/>center point of circle with radius r2</text:p>
      <text:p text:style-name="P1"><text:tab/><text:tab/>û(r2)<text:tab/>an arbitrary unit length radial direction of r2 <text:s/>(a versor)</text:p>
      <text:p text:style-name="P1"><text:tab/><text:tab/> </text:p>
      <text:p text:style-name="P1"><text:tab/><text:tab/></text:p>
      <text:p text:style-name="P1">II.B.2. Secondary rings</text:p>
      <text:p text:style-name="P1"/>
      <text:p text:style-name="P1">Secondary rings consist of a set of identical torus rings of electrically conductive material connected to the main current ring at the surface closest to the axis of symmetry z. See Figure 1 for references. Secondary rings are oriented coplanar to circles c1 in Figure 1 and strategically connected to the main current ring at the point closest to axis z in Figure 1. <text:s/><text:span text:style-name="T4">Secondary rings may be represented by tube or rod.</text:span></text:p>
      <text:p text:style-name="P1"/>
      <text:p text:style-name="P1">Figure 2 shows a slice of a secondary ring around a cross-section of the main ring. <text:s/>References are consistent with main current ring variables. Other variables:</text:p>
      <text:p text:style-name="P1"/>
      <text:p text:style-name="P1">variables:</text:p>
      <text:p text:style-name="P1"><text:tab/>r3<text:tab/>radius from axis to center of circular cross-section of a torus tube</text:p>
      <text:p text:style-name="P1"><text:tab/>c3<text:tab/>circumference of a circle with radius r3</text:p>
      <text:p text:style-name="P1"><text:tab/>p3<text:tab/>center point of a circle with radius r3</text:p>
      <text:p text:style-name="P1"><text:tab/>r4<text:tab/>radius of cross-section of a torus tube ie secondary ring</text:p>
      <text:p text:style-name="P1"><text:tab/>c4<text:tab/>circumference of a circle with radius r4, also refers to circles of same.</text:p>
      <text:p text:style-name="P1"><text:tab/>p4<text:tab/>center point of a circle with radius r4</text:p>
      <text:p text:style-name="P1"><text:tab/>a4<text:tab/>area of cross-section of a secondary ring</text:p>
      <text:p text:style-name="P1"><text:tab/>k<text:tab/>number of secondary rings</text:p>
      <text:p text:style-name="P1"><text:tab/>k2<text:tab/>a ratio of (a4 * k) / a1</text:p>
      <text:p text:style-name="P1"/>
      <text:p text:style-name="P1">Figure 3 shows a partial diagram of the apparatus from a plane above and perpendicular to Z-axis, for an example k = 24</text:p>
      <text:p text:style-name="P1"/>
      <text:p text:style-name="P1"><text:tab/>2(r4)<text:tab/>the diameter of a secondary ring ie twice the radius r4.</text:p>
      <text:p text:style-name="P1"><text:tab/>r5<text:tab/>radius from z axis of symmetry to center of optional induction conductor </text:p>
      <text:p text:style-name="P1"><text:tab/>c5<text:tab/>circumference of an optional induction conductor</text:p>
      <text:p text:style-name="P1"/>
      <text:p text:style-name="P1">II.C Functional operation</text:p>
      <text:p text:style-name="P1"/>
      <text:p text:style-name="P7"><text:soft-page-break/>Multiple <text:span text:style-name="T7">processes</text:span> of <text:span text:style-name="T6">an operation</text:span> <text:span text:style-name="T6">cycle result in</text:span> periodic <text:span text:style-name="T8">electromagnetic self and mutual induction.</text:span> <text:span text:style-name="T8">Circuit performance includes complex capacitance (conductor) charging and discharge, and mutual and self induction. Conventionally identifiable processes include: main ring as antenna, secondary rings as antenna array, main to secondary charge coupling, secondary to main charge coupling. <text:s/>There are a variety of ways to use this apparatus in a circuit. Only the simplest are discussed. The apparatus primarily functions to generate complementary resonating cycles resulting in higher voltage and lower current that would be expected of a high-Q transformer where the primary leads are connected to the secondary leads ie a high frequency LC circuit.</text:span></text:p>
      <text:p text:style-name="P1"/>
      <text:p text:style-name="P1">II.C.1 <text:span text:style-name="T8">Mutual-i</text:span>nduction <text:span text:style-name="T8">of main ring </text:span>by electr<text:span text:style-name="T8">omagnetic</text:span> pulse <text:span text:style-name="T8">or sporadic ion stream (charge current).</text:span></text:p>
      <text:p text:style-name="P1"/>
      <text:p text:style-name="P4"><text:span text:style-name="T8">For example, consider a</text:span> <text:span text:style-name="T8">transient electromagnetic</text:span> pulse such as the trailing edge of a voltage spike resulting from open<text:span text:style-name="T8">ing a closed</text:span> <text:span text:style-name="T8">DC </text:span>circuit. <text:span text:style-name="T8">A pulse</text:span> following a straight cylindrical conductor along the Z-axis of symmetry may <text:span text:style-name="T9">induce a current in</text:span> the apparatus <text:span text:style-name="T9">at the main ring as the charge and magnetic field originating from the Z-axis changes. <text:s/></text:span>A quickly changing current has high-frequency AC properties. <text:s/><text:span text:style-name="T9">When</text:span> high-frequency properties occur, the current density of the Z-axis conductor is not uniform, but tends to move along the surface due to the <text:s/>“skin effect” and law of distribution of charges. <text:s/>Frederick W. Grover states in his book “Inductance Calculations: Working Formulas and Tables” published in 1946 by D. Van Nostrand Company, “..If the frequency is so high that the current may be considered as essentially confined to the surface of the conductors, then an electromagnetic wave is propagated along the wires with the velocity of light.. (page 262). ” <text:s/>In the presence of an electromagnetic field, the electromagnetic wave (charged particles) will follow a helical path or vortex thereby emitting electromagnetic radiation at a frequency near to the wavelength of the conductor's circumference, thereby providing an additional opportunity for electromagnetic energy to be transferred to the apparatus.</text:p>
      <text:p text:style-name="P1"/>
      <text:p text:style-name="P5">II.C.2 <text:span text:style-name="T8">Mutual-i</text:span>nduction <text:span text:style-name="T8">of secondary rings </text:span>by electr<text:span text:style-name="T8">omagnetic</text:span> pulse <text:span text:style-name="T8">or sporadic ion stream (charge current).</text:span></text:p>
      <text:p text:style-name="P1"/>
      <text:p text:style-name="P5"><text:span text:style-name="T8">For example, consider a</text:span> <text:span text:style-name="T8">transient electromagnetic</text:span> pulse such as the trailing edge of a voltage spike resulting from open<text:span text:style-name="T8">ing a closed</text:span> <text:span text:style-name="T8">DC </text:span>circuit. <text:span text:style-name="T8">A pulse</text:span> following a straight cylindrical conductor along the Z-axis of symmetry may <text:span text:style-name="T9">induce a current as mutual induction</text:span> <text:span text:style-name="T9">at the secondary rings as the magnetic field originating from the Z-axis changes.</text:span></text:p>
      <text:p text:style-name="P5"/>
      <text:p text:style-name="P1">II.C.3 <text:span text:style-name="T10">Charge distribution dynamics</text:span></text:p>
      <text:p text:style-name="P1"/>
      <text:p text:style-name="P6"><text:soft-page-break/>With each dynamic, any charge variance between any part of the apparatus will seek equilibrium similar to a capacitor's plate. This process helps to maximize the work of any inductive signal by providing charge where convention might indicate no charge differential exists.</text:p>
      <text:p text:style-name="P1"/>
      <text:p text:style-name="P1">II.C.4 A more detailed function of apparatus</text:p>
      <text:p text:style-name="P1"/>
      <text:p text:style-name="P1">This section focuses on describing the nature of the resonant cycle in an ideal environment. <text:s/>A portion of the energy is lost to heat from impedance, hysteresis and eddy currents. </text:p>
      <text:p text:style-name="P1"/>
      <text:p text:style-name="P1">The apparatus' operates in high-Q resonance between two induction cycles. The main operating principles are:</text:p>
      <text:p text:style-name="P1"/>
      <text:p text:style-name="P1">Self and mutual inductance of round-wire (or current sheet) in go-and-return circuits, </text:p>
      <text:p text:style-name="P1">Lenz's law of counter created current from inductance, and </text:p>
      <text:p text:style-name="P1">Coulomb's law of electrostatic charge distribution. </text:p>
      <text:p text:style-name="P1"/>
      <text:p text:style-name="P8">If using math to predict operation, approach the system using discrete charge dynamics and first principles of physics to reduce complexity.</text:p>
      <text:p text:style-name="P1"/>
      <text:p text:style-name="P1">If tuned to resonate <text:span text:style-name="T12">with repeated input</text:span>, voltage continues increasing while current decreases thereby increasing capacity <text:span text:style-name="T11">to</text:span> handl<text:span text:style-name="T11">e</text:span> more <text:span text:style-name="T11">charge</text:span>. The cascade of increasing voltage terminates at the apparatus' maximum voltage limit due to corona discharge and breakdown. The additive nature of successive cascading inductions can collect <text:span text:style-name="T12">sufficient energy</text:span> over a duration to produce forces capable of higher capacity work.</text:p>
      <text:p text:style-name="P1"/>
      <text:p text:style-name="P1">Output as work may include <text:span text:style-name="T12">output of electromagnetic radiation that breaks chemical compounds such as water into hydrogen and oxygen and manipulating ions via charge dynamics </text:span>as part of an ion drive, electric discharges and organized electromagnetic emissions and forces used in many innovative ways as suggested in the abstract above.</text:p>
      <text:p text:style-name="P1"/>
      <text:p text:style-name="P1">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1"/>
      <text:p text:style-name="P1">Note: <text:s/>Although a single apparatus configuration is described with reference to alternate embodiments, experts will recognize that changes may be made in form and detail without departing from the spirit and scope of the invention.</text:p>
      <text:p text:style-name="P1"><text:soft-page-break/></text:p>
      <text:p text:style-name="P1">II.D. Alternate embodiments of the innovation</text:p>
      <text:p text:style-name="P1"/>
      <text:p text:style-name="P1">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1"/>
      <text:p text:style-name="P1">II.E. Supportive theory</text:p>
      <text:p text:style-name="P1"/>
      <text:p text:style-name="P1">This apparatus is designed to leverage subtle effects of electricity and Lenz's law in an innovative way. The subtle effects include 1. that a current in a collapsing magnetic field (such as from self-inductance of a current in a round wire) tends to travel in a spiral or vortex due to Lenz's law, 2. that power losses from heat are reduced as voltage increases, 3. that eddy currents, including the “skin effect” become more significant as AC current's frequency increases, 4. that skin effect, where electron charge density increases toward a wire's surface, increases with increasing frequency, charge, or voltage (electric potential).</text:p>
      <text:p text:style-name="P1"/>
      <text:p text:style-name="P1">II.E.1. Charged particles spiral in collapsing or increasing DC current </text:p>
      <text:p text:style-name="P1"/>
      <text:p text:style-name="P1">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1"/>
      <text:p text:style-name="P1">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1"/>
      <text:p text:style-name="P1">There may also possibly be correlation to predicting EMI in electrical circuit design: Cavicchi, T. J. "Multiple reactions in inductors," Education, IEEE Transactions on, vol. 40, No. 1, pp.78,88 Feb. 1997; and a hypothesis that applying Lenz's law recursively could <text:soft-page-break/>explain a physical cause of electron spin and suggest a spiral component of electron motion consistent with Randell L. Mills' mathematical representation of the electron as a spinning flat disc in his Grand Unified Theory of Classical Physics.</text:p>
      <text:p text:style-name="P1"/>
      <text:p text:style-name="P1">This is a hypothesis in progress. Access to a well equipped physics-electronics lab or HV-DC power transmission field experience could help quantify or determine more general patterns and its limitations.</text:p>
      <text:p text:style-name="P1"/>
      <text:p text:style-name="P1">II.E.2. Increasingly high voltages reduces power losses from heat</text:p>
      <text:p text:style-name="P1"/>
      <text:p text:style-name="P1">Heat losses are attributable to electrical resistance from current. By increasing voltage and subsequently decreasing current, resistive heating decreases.</text:p>
      <text:p text:style-name="P1"/>
      <text:p text:style-name="P1">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1"/>
      <text:p text:style-name="P1">II.E.3. Eddy currents increase as AC frequency increases</text:p>
      <text:p text:style-name="P1"/>
      <text:p text:style-name="P1">This apparatus is designed to resonate at the frequency of its collapsing magnetic field, which causes a rebounding field to grow. <text:s/>Therefore, the effects of eddy currents may be maximized, and the apparatus reach near a maximum high-Q resonance.</text:p>
      <text:p text:style-name="P1"/>
      <text:p text:style-name="P1">II.F. Engineering specifications</text:p>
      <text:p text:style-name="P1"/>
      <text:p text:style-name="P1">Refer to Figures 1 to 3 for visual representation of definitions.</text:p>
      <text:p text:style-name="P1"/>
      <text:p text:style-name="P1">Dimensions and measurements</text:p>
      <text:p text:style-name="P1"/>
      <text:p text:style-name="P1"><text:tab/>r2 is larger than r1</text:p>
      <text:p text:style-name="P1"><text:tab/>r2 is circa an integer multiple of r1</text:p>
      <text:p text:style-name="P1"><text:tab/>A4 <text:span text:style-name="T2">x</text:span> k <text:span text:style-name="T2">≥</text:span> A1</text:p>
      <text:p text:style-name="P1"><text:tab/>c3 = c1 <text:span text:style-name="T2">x</text:span> j1, where j1 is within the range of a positive integer <text:span text:style-name="T2">∓ </text:span><text:span text:style-name="T3">r4 and c3 &gt; 1</text:span></text:p>
      <text:p text:style-name="P2"><text:tab/>c1, c2, and c3 are circa integer multiples of the length of c4</text:p>
      <text:p text:style-name="P2"><text:tab/>c5 is an integer multiple of c4</text:p>
      <text:p text:style-name="P2"/>
      <text:p text:style-name="P2">Materials</text:p>
      <text:p text:style-name="P2"/>
      <text:p text:style-name="P1">Rings may be solid metal conductor of low resistivity, such as low oxygen copper or silver. <text:s/><text:soft-page-break/>Optionally rings may consist of layered materials symmetric to c3 or c2. Optional layered material may be another form of conductive material, such as a liquid.</text:p>
      <text:p text:style-name="P2"/>
      <text:p text:style-name="P2">An inductor conductor should be cylindrical and symmetric to the z-axis.</text:p>
      <text:p text:style-name="P2"/>
      <text:p text:style-name="P2">Manufacturing and assembly</text:p>
      <text:p text:style-name="P2"/>
      <text:p text:style-name="P2">Main ring is connected to secondary rings in a way that minimizes resistance and corona discharge.</text:p>
      <text:p text:style-name="P2"/>
      <text:p text:style-name="P2">Secondary rings' projected planes are oriented at near right angle to main ring's projected plane.</text:p>
      <text:p text:style-name="P2"/>
      <text:p text:style-name="P2">Secondary rings may be equally spaced along the main ring, or grouped and the groupings spaced equally along the main ring.</text:p>
      <text:p text:style-name="P1"><text:tab/></text:p>
      <text:p text:style-name="P1">II.G. Peripheral equipment</text:p>
      <text:p text:style-name="P1"/>
      <text:p text:style-name="P1">Depending on application, a signal generator may be required to connect to an inductor conductor for energy input; Or, an electromagnet positioned at p2 with the magnetic pole oriented along the z axis of symmetry.</text:p>
      <text:p text:style-name="P1"/>
      <text:p text:style-name="P1">II.H. Maintenance, reliability, safety factors.</text:p>
      <text:p text:style-name="P1"/>
      <text:p text:style-name="P1"><text:span text:style-name="T15">Appropriate s</text:span>afety precautions should be used <text:span text:style-name="T15">when</text:span> working with <text:span text:style-name="T15">high frequencies, high voltages and/or non-ionizing radiation.</text:span></text:p>
      <text:p text:style-name="P1"/>
      <text:p text:style-name="P1">Early experiments suggest the apparatus material is susceptible to <text:span text:style-name="T16">accelerated</text:span> <text:span text:style-name="T16">oxidation and/or corrosion</text:span>. Long-term performance reliability of an apparatus may depend on identifying new materials with properties <text:span text:style-name="T16">resilient to degrading</text:span>; or manufacturing apparatuses with predictable failure patterns.</text:p>
      <text:p text:style-name="P1"/>
      <text:p text:style-name="P1">Section III. Innovation parameters</text:p>
      <text:p text:style-name="P1"/>
      <text:p text:style-name="P1">III.A. Novel or unique features.</text:p>
      <text:p text:style-name="P1"/>
      <text:p text:style-name="P1">Resonance is driven by <text:span text:style-name="T17">a complex of capacitance and antenna dynamics.</text:span> </text:p>
      <text:p text:style-name="P1"/>
      <text:p text:style-name="P1">III.B. Advantages of innovation.</text:p>
      <text:p text:style-name="P1"/>
      <text:p text:style-name="P1"><text:soft-page-break/>An ion drive may require less energy for <text:span text:style-name="T17">equivalent</text:span> thrust.</text:p>
      <text:p text:style-name="P1"/>
      <text:p text:style-name="P1">Airliners may be able to fly regardless of the presence of volcanic ash.</text:p>
      <text:p text:style-name="P1"/>
      <text:p text:style-name="P1">High voltage power transmission lines may have less losses or power conversion stations built less expensively.</text:p>
      <text:p text:style-name="P1"/>
      <text:p text:style-name="P1">Ultra high frequency motors or centrifuges might operate with greater efficiency.</text:p>
      <text:p text:style-name="P1"/>
      <text:p text:style-name="P1">Levitation may become a practical mode of transport in some situations.</text:p>
      <text:p text:style-name="P1"/>
      <text:p text:style-name="P1">Fluorescent lighting starters may not need to include hazardous and expensive materials such as mercury.</text:p>
      <text:p text:style-name="P1"/>
      <text:p text:style-name="P1">III.C. Development or new conceptual problems.</text:p>
      <text:p text:style-name="P1"/>
      <text:p text:style-name="P1">By understanding boundary charge flow, faster and more effective electrical components may be designed with predictable EMI and subsequently less EMI issues.</text:p>
      <text:p text:style-name="P1"/>
      <text:p text:style-name="P1">III.D. Test data and source of error</text:p>
      <text:p text:style-name="P1"/>
      <text:p text:style-name="P1">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1"/>
      <text:p text:style-name="P1">III.E. Analysis of capabilities.</text:p>
      <text:p text:style-name="P1"/>
      <text:p text:style-name="P1">An untuned apparatus appears to work under poor conditions, suggesting this apparatus has potential in achieving design goals.</text:p>
      <text:p text:style-name="P1"/>
      <text:p text:style-name="P1">Section IV. Potential commercial applications and points of contact. </text:p>
      <text:p text:style-name="P1"/>
      <text:p text:style-name="P1">Contact innovator.</text:p>
      <text:p text:style-name="P1"/>
      <text:p text:style-name="P1">Section V. Other</text:p>
      <text:p text:style-name="P1"/>
      <text:p text:style-name="P1">V.A. Additional documentation: none. </text:p>
      <text:p text:style-name="P1">V.B. Degree of technology significance: <text:span text:style-name="T17">potentially disruptive</text:span></text:p>
      <text:p text:style-name="P1"><text:soft-page-break/>V.C. State of development: <text:s/>early design and prototyping</text:p>
      <text:p text:style-name="P1"/>
      <text:p text:style-name="P1"><text:span text:style-name="T18">Section </text:span>VI. Patent status</text:p>
      <text:p text:style-name="P1"/>
      <text:p text:style-name="P1">Released under the TAPR Open Hardware License version 1.0</text:p>
      <text:p text:style-name="P1"/>
      <text:p text:style-name="P1">See file: PRIOR-ART-PROOF-OF-CONCEPT.odt for prior art details.</text:p>
      <text:p text:style-name="P1"/>
      <text:p text:style-name="P1">VII. Signatures of innovator(s), witnesses.</text:p>
      <text:p text:style-name="P1"/>
      <text:p text:style-name="P1"/>
      <text:p text:style-name="P1"/>
      <text:p text:style-name="P1">Benjamin Brink<text:tab/>20 May 2013</text:p>
      <text:p text:style-name="P1">innovator</text:p>
      <text:p text:style-name="P1"/>
      <text:p text:style-name="P1"/>
      <text:p text:style-name="P1">Liselotte Scheu<text:tab/>20 May 2013</text:p>
      <text:p text:style-name="P1">witness</text:p>
      <text:p text:style-name="P1"/>
      <text:p text:style-name="P1"/>
      <text:p text:style-name="P1">Eric Scheu<text:tab/><text:tab/>20 May 2013</text:p>
      <text:p text:style-name="P1">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1"/>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p<text:page-number text:select-page="current">3</text:page-number> of <text:page-count>11</text:page-count> on <text:date style:data-style-name="N84" text:date-value="2015-11-03T16:01:01.860312265" text:fixed="true">2015-11-03</text:date></text:p>
        <text:p text:style-name="MP1">file: README.odt<text:tab/><text:tab/><text:tab/><text:tab/><text:tab/><text:tab/>Copyright (c) 2012 Benjamin B. Brink </text:p>
        <text:p text:style-name="MP1">Licensed under the TAPR Open Hardware License (<text:a xlink:type="simple" xlink:href="http://www.tapr.org/OHL" text:style-name="Internet_20_link" text:visited-style-name="Visited_20_Internet_20_Link">www.tapr.org/OHL</text:a>) and </text:p>
        <text:p text:style-name="MP1"><text:span text:style-name="MT2">GNU General Public License version 3 ( </text:span><text:a xlink:type="simple" xlink:href="http://www.gnu.org/licenses" text:style-name="Internet_20_link" text:visited-style-name="Visited_20_Internet_20_Link"><text:span text:style-name="MT2">http://www.gnu.org/licenses</text:span></text:a><text:span text:style-name="MT2">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11-03T16:29:01.252859000</dc:date>
    <meta:editing-duration>P3DT1H13M14S</meta:editing-duration>
    <meta:editing-cycles>204</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11" meta:paragraph-count="170" meta:word-count="3152" meta:character-count="20566" meta:non-whitespace-character-count="17441"/>
  </office:meta>
</office:document-meta>
</file>